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2.5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worked(hours)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at was done</text:p>
          </table:table-cell>
        </table:table-row>
        <table:table-row table:style-name="ro2">
          <table:table-cell office:value-type="date" office:date-value="2021-05-10" calcext:value-type="date">
            <text:p>05/10/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ייצוג העץ והעברת הקוד לפורמט jupyter</text:p>
          </table:table-cell>
          <table:table-cell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התחלת עיצוב בסיסי לאתר</text:p>
          </table:table-cell>
          <table:table-cell/>
        </table:table-row>
        <table:table-row table:style-name="ro2">
          <table:table-cell office:value-type="date" office:date-value="2021-12-10" calcext:value-type="date">
            <text:p>12/10/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ייצוג העץ המשפטים עם ete3 <text:s/>והתחלת תכנון ייצוג בWEB</text:p>
          </table:table-cell>
          <table:table-cell/>
        </table:table-row>
        <table:table-row table:style-name="ro1">
          <table:table-cell office:value-type="string" calcext:value-type="string">
            <text:p>14/10/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חישוביות של זמני ריצה, עומקי עץ, והוצאה לקובץ</text:p>
          </table:table-cell>
          <table:table-cell/>
        </table:table-row>
        <table:table-row table:style-name="ro1">
          <table:table-cell office:value-type="string" calcext:value-type="string">
            <text:p>18/10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תחילת מחקר על תשתית האתר(השכרת שרתים, שם אתר, וכו’)</text:p>
          </table:table-cell>
          <table:table-cell/>
        </table:table-row>
        <table:table-row table:style-name="ro1">
          <table:table-cell table:style-name="Default" office:value-type="string" calcext:value-type="string">
            <text:p>24/10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תיקון באגים והתאמת אורך הטקסט לאורך התורה</text:p>
          </table:table-cell>
          <table:table-cell/>
        </table:table-row>
        <table:table-row table:style-name="ro1">
          <table:table-cell table:style-name="Default" office:value-type="string" calcext:value-type="string">
            <text:p>25/10/2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סיכום שיחה עם אורי, מציאת משפטים לפי פילטרים, עיבוד הטקסטים בצורה שהתבקשה</text:p>
          </table:table-cell>
          <table:table-cell/>
        </table:table-row>
        <table:table-row table:style-name="ro1">
          <table:table-cell table:style-name="Default" office:value-type="string" calcext:value-type="string">
            <text:p>28/10/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תחילת עבודה על הנגשת המערכת בתור API, ואפיון ארכיטכטורת הפרויקט</text:p>
          </table:table-cell>
          <table:table-cell/>
        </table:table-row>
        <table:table-row table:style-name="ro1">
          <table:table-cell office:value-type="string" calcext:value-type="string">
            <text:p>31/10/2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ייצוגים שונים של משפטים+דרכי חישוב שונות ויעילות</text:p>
          </table:table-cell>
          <table:table-cell/>
        </table:table-row>
        <table:table-row table:style-name="ro1">
          <table:table-cell table:style-name="Default" office:value-type="string" calcext:value-type="string">
            <text:p>סך הכל:</text:p>
          </table:table-cell>
          <table:table-cell office:value-type="string" calcext:value-type="string">
            <text:p>19.5 שעות</text:p>
          </table:table-cell>
          <table:table-cell office:value-type="string" calcext:value-type="string">
            <text:p>19.5*150=2925שח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7:43:34.734727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08:55:42.147874890</meta:creation-date>
    <dc:date>2021-10-31T21:15:33.219365406</dc:date>
    <meta:editing-duration>PT16M14S</meta:editing-duration>
    <meta:editing-cycles>13</meta:editing-cycles>
    <meta:generator>LibreOffice/6.4.7.2$Linux_X86_64 LibreOffice_project/40$Build-2</meta:generator>
    <meta:document-statistic meta:table-count="1" meta:cell-count="34" meta:object-count="0"/>
  </office:meta>
</office:document-meta>
</file>